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25" table:default-cell-style-name="Default"/>
        <table:table-row table:style-name="ro1">
          <table:table-cell/>
          <table:table-cell office:value-type="string">
            <text:p>../filerX/Mar26SLundversion.xml</text:p>
          </table:table-cell>
          <table:table-cell office:value-type="string">
            <text:p>good</text:p>
          </table:table-cell>
          <table:table-cell office:value-type="float" office:value="3340">
            <text:p>3340</text:p>
          </table:table-cell>
          <table:table-cell table:style-name="ce1" office:value-type="string">
            <text:p>(365)</text:p>
          </table:table-cell>
          <table:table-cell office:value-type="string">
            <text:p>bad</text:p>
          </table:table-cell>
          <table:table-cell office:value-type="float" office:value="8159">
            <text:p>8159</text:p>
          </table:table-cell>
          <table:table-cell office:value-type="string">
            <text:p>(2093)variations</text:p>
          </table:table-cell>
          <table:table-cell office:value-type="float" office:value="3583">
            <text:p>3583</text:p>
          </table:table-cell>
          <table:table-cell table:style-name="ce1" office:value-type="string">
            <text:p>(522)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***</text:p>
          </table:table-cell>
          <table:table-cell table:number-columns-repeated="26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Bad = bad</text:p>
          </table:table-cell>
          <table:table-cell office:value-type="string">
            <text:p>M = not lexiconform</text:p>
          </table:table-cell>
          <table:table-cell/>
          <table:table-cell office:value-type="string">
            <text:p>Ok (latin mm)</text:p>
          </table:table-cell>
          <table:table-cell office:value-type="string">
            <text:p>BPN = bad, name</text:p>
          </table:table-cell>
          <table:table-cell table:number-columns-repeated="2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(9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22a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Ok</text:p>
          </table:table-cell>
          <table:table-cell office:value-type="string">
            <text:p>sancti</text:p>
          </table:table-cell>
          <table:table-cell office:value-type="string">
            <text:p>(2,</text:p>
          </table:table-cell>
          <table:table-cell office:value-type="string">
            <text:p>(True,</text:p>
          </table:table-cell>
          <table:table-cell office:value-type="string">
            <text:p>[(u'sancti',</text:p>
          </table:table-cell>
          <table:table-cell office:value-type="string">
            <text:p>'sankte',</text:p>
          </table:table-cell>
          <table:table-cell office:value-type="string">
            <text:p>0.7999999999999999,</text:p>
          </table:table-cell>
          <table:table-cell office:value-type="string">
            <text:p>'sankte..av.1')]))</text:p>
          </table:table-cell>
          <table:table-cell table:number-columns-repeated="20"/>
        </table:table-row>
        <table:table-row table:style-name="ro1">
          <table:table-cell office:value-type="string">
            <text:p>BPN</text:p>
          </table:table-cell>
          <table:table-cell office:value-type="string">
            <text:p>marci</text:p>
          </table:table-cell>
          <table:table-cell office:value-type="string">
            <text:p>(2,</text:p>
          </table:table-cell>
          <table:table-cell office:value-type="string">
            <text:p>(True,</text:p>
          </table:table-cell>
          <table:table-cell office:value-type="string">
            <text:p>[(u'marci',</text:p>
          </table:table-cell>
          <table:table-cell office:value-type="string">
            <text:p>'marke',</text:p>
          </table:table-cell>
          <table:table-cell office:value-type="string">
            <text:p>0.7999999999999999,</text:p>
          </table:table-cell>
          <table:table-cell office:value-type="string">
            <text:p>'marke..nn.1'),</text:p>
          </table:table-cell>
          <table:table-cell office:value-type="string">
            <text:p>(u'marci',</text:p>
          </table:table-cell>
          <table:table-cell office:value-type="string">
            <text:p>'maker',</text:p>
          </table:table-cell>
          <table:table-cell office:value-type="string">
            <text:p>1.9000000000000001,</text:p>
          </table:table-cell>
          <table:table-cell office:value-type="string">
            <text:p>'maker..av.1')]))</text:p>
          </table:table-cell>
          <table:table-cell table:number-columns-repeated="16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euangelium</text:p>
          </table:table-cell>
          <table:table-cell office:value-type="string">
            <text:p>(2,</text:p>
          </table:table-cell>
          <table:table-cell office:value-type="string">
            <text:p>(True,</text:p>
          </table:table-cell>
          <table:table-cell office:value-type="string">
            <text:p>[(u'euangelium',</text:p>
          </table:table-cell>
          <table:table-cell office:value-type="string">
            <text:p>'evangelium',</text:p>
          </table:table-cell>
          <table:table-cell office:value-type="string">
            <text:p>0.1,</text:p>
          </table:table-cell>
          <table:table-cell office:value-type="string">
            <text:p>'evangelium..nn.1')]))</text:p>
          </table:table-cell>
          <table:table-cell table:number-columns-repeated="20"/>
        </table:table-row>
        <table:table-row table:style-name="ro1">
          <table:table-cell office:value-type="string">
            <text:p>Bad</text:p>
          </table:table-cell>
          <table:table-cell office:value-type="string">
            <text:p>första</text:p>
          </table:table-cell>
          <table:table-cell office:value-type="string">
            <text:p>(4,</text:p>
          </table:table-cell>
          <table:table-cell office:value-type="string">
            <text:p>(True,</text:p>
          </table:table-cell>
          <table:table-cell office:value-type="string">
            <text:p>[(u'första',</text:p>
          </table:table-cell>
          <table:table-cell office:value-type="string">
            <text:p>u'förste',</text:p>
          </table:table-cell>
          <table:table-cell office:value-type="string">
            <text:p>0.1,</text:p>
          </table:table-cell>
          <table:table-cell office:value-type="string">
            <text:p>u'förste..e.1'),</text:p>
          </table:table-cell>
          <table:table-cell office:value-type="string">
            <text:p>(u'första',</text:p>
          </table:table-cell>
          <table:table-cell office:value-type="string">
            <text:p>'fyrsta',</text:p>
          </table:table-cell>
          <table:table-cell office:value-type="string">
            <text:p>0.1,</text:p>
          </table:table-cell>
          <table:table-cell office:value-type="string">
            <text:p>'fyrsta..ab.1')]))</text:p>
          </table:table-cell>
          <table:table-cell table:number-columns-repeated="16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capitel</text:p>
          </table:table-cell>
          <table:table-cell office:value-type="string">
            <text:p>(16,</text:p>
          </table:table-cell>
          <table:table-cell office:value-type="string">
            <text:p>(True,</text:p>
          </table:table-cell>
          <table:table-cell office:value-type="string">
            <text:p>[(u'capitel',</text:p>
          </table:table-cell>
          <table:table-cell office:value-type="string">
            <text:p>'kapitel',</text:p>
          </table:table-cell>
          <table:table-cell office:value-type="string">
            <text:p>0.1,</text:p>
          </table:table-cell>
          <table:table-cell office:value-type="string">
            <text:p>'kapitel..nn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thetta</text:p>
          </table:table-cell>
          <table:table-cell office:value-type="string">
            <text:p>(3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,</text:p>
          </table:table-cell>
          <table:table-cell office:value-type="string">
            <text:p>(False,</text:p>
          </table:table-cell>
          <table:table-cell office:value-type="string">
            <text:p>(u'är',</text:p>
          </table:table-cell>
          <table:table-cell office:value-type="string">
            <text:p>u'är..e.2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begynnilsen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aff</text:p>
          </table:table-cell>
          <table:table-cell office:value-type="string">
            <text:p>(60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esu</text:p>
          </table:table-cell>
          <table:table-cell office:value-type="string">
            <text:p>(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christi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gudz</text:p>
          </table:table-cell>
          <table:table-cell office:value-type="string">
            <text:p>(2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ons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euangelio</text:p>
          </table:table-cell>
          <table:table-cell office:value-type="string">
            <text:p>(3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åsom</text:p>
          </table:table-cell>
          <table:table-cell office:value-type="string">
            <text:p>(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criffuit</text:p>
          </table:table-cell>
          <table:table-cell office:value-type="string">
            <text:p>(4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,</text:p>
          </table:table-cell>
          <table:table-cell office:value-type="string">
            <text:p>(False,</text:p>
          </table:table-cell>
          <table:table-cell office:value-type="string">
            <text:p>(u'är',</text:p>
          </table:table-cell>
          <table:table-cell office:value-type="string">
            <text:p>u'är..e.2')))</text:p>
          </table:table-cell>
          <table:table-cell table:number-columns-repeated="22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,</text:p>
          </table:table-cell>
          <table:table-cell office:value-type="string">
            <text:p>(True,</text:p>
          </table:table-cell>
          <table:table-cell office:value-type="string">
            <text:p>[(u'j',</text:p>
          </table:table-cell>
          <table:table-cell office:value-type="string">
            <text:p>'i',</text:p>
          </table:table-cell>
          <table:table-cell office:value-type="string">
            <text:p>0.1,</text:p>
          </table:table-cell>
          <table:table-cell office:value-type="string">
            <text:p>'i..e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ropheterna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Bad</text:p>
          </table:table-cell>
          <table:table-cell office:value-type="string">
            <text:p>sy</text:p>
          </table:table-cell>
          <table:table-cell office:value-type="string">
            <text:p>(16,</text:p>
          </table:table-cell>
          <table:table-cell office:value-type="string">
            <text:p>(True,</text:p>
          </table:table-cell>
          <table:table-cell office:value-type="string">
            <text:p>[(u'sy',</text:p>
          </table:table-cell>
          <table:table-cell office:value-type="string">
            <text:p>'si',</text:p>
          </table:table-cell>
          <table:table-cell office:value-type="string">
            <text:p>0.1,</text:p>
          </table:table-cell>
          <table:table-cell office:value-type="string">
            <text:p>'si..nn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ach</text:p>
          </table:table-cell>
          <table:table-cell office:value-type="string">
            <text:p>(7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X</text:p>
          </table:table-cell>
          <table:table-cell office:value-type="string">
            <text:p>sender</text:p>
          </table:table-cell>
          <table:table-cell office:value-type="string">
            <text:p>(1,</text:p>
          </table:table-cell>
          <table:table-cell office:value-type="string">
            <text:p>(True,</text:p>
          </table:table-cell>
          <table:table-cell office:value-type="string">
            <text:p>[(u'sender',</text:p>
          </table:table-cell>
          <table:table-cell office:value-type="string">
            <text:p>'sinder',</text:p>
          </table:table-cell>
          <table:table-cell office:value-type="string">
            <text:p>0.7,</text:p>
          </table:table-cell>
          <table:table-cell office:value-type="string">
            <text:p>'sinder..nn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(19,</text:p>
          </table:table-cell>
          <table:table-cell office:value-type="string">
            <text:p>(False,</text:p>
          </table:table-cell>
          <table:table-cell office:value-type="string">
            <text:p>(u'min',</text:p>
          </table:table-cell>
          <table:table-cell office:value-type="string">
            <text:p>'min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engel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fram</text:p>
          </table:table-cell>
          <table:table-cell office:value-type="string">
            <text:p>(30,</text:p>
          </table:table-cell>
          <table:table-cell office:value-type="string">
            <text:p>(False,</text:p>
          </table:table-cell>
          <table:table-cell office:value-type="string">
            <text:p>(u'fram',</text:p>
          </table:table-cell>
          <table:table-cell office:value-type="string">
            <text:p>'fram..e.2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för</text:p>
          </table:table-cell>
          <table:table-cell office:value-type="string">
            <text:p>(89,</text:p>
          </table:table-cell>
          <table:table-cell office:value-type="string">
            <text:p>(False,</text:p>
          </table:table-cell>
          <table:table-cell office:value-type="string">
            <text:p>(u'för',</text:p>
          </table:table-cell>
          <table:table-cell office:value-type="string">
            <text:p>u'för..av.2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itt</text:p>
          </table:table-cell>
          <table:table-cell office:value-type="string">
            <text:p>(7,</text:p>
          </table:table-cell>
          <table:table-cell office:value-type="string">
            <text:p>(False,</text:p>
          </table:table-cell>
          <table:table-cell office:value-type="string">
            <text:p>(u'titt',</text:p>
          </table:table-cell>
          <table:table-cell office:value-type="string">
            <text:p>'titt..ab.1')))</text:p>
          </table:table-cell>
          <table:table-cell table:number-columns-repeated="22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ansichte</text:p>
          </table:table-cell>
          <table:table-cell office:value-type="string">
            <text:p>(2,</text:p>
          </table:table-cell>
          <table:table-cell office:value-type="string">
            <text:p>(True,</text:p>
          </table:table-cell>
          <table:table-cell office:value-type="string">
            <text:p>[(u'ansichte',</text:p>
          </table:table-cell>
          <table:table-cell office:value-type="string">
            <text:p>'ansikte',</text:p>
          </table:table-cell>
          <table:table-cell office:value-type="string">
            <text:p>1.1,</text:p>
          </table:table-cell>
          <table:table-cell office:value-type="string">
            <text:p>'ansikte..nn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huilkin</text:p>
          </table:table-cell>
          <table:table-cell office:value-type="string">
            <text:p>(3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beredha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(u'beredha',</text:p>
          </table:table-cell>
          <table:table-cell office:value-type="string">
            <text:p>'beredha..vb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kal</text:p>
          </table:table-cell>
          <table:table-cell office:value-type="string">
            <text:p>(36,</text:p>
          </table:table-cell>
          <table:table-cell office:value-type="string">
            <text:p>(False,</text:p>
          </table:table-cell>
          <table:table-cell office:value-type="string">
            <text:p>(u'skal',</text:p>
          </table:table-cell>
          <table:table-cell office:value-type="string">
            <text:p>'skal..nn.3')))</text:p>
          </table:table-cell>
          <table:table-cell table:number-columns-repeated="22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thin</text:p>
          </table:table-cell>
          <table:table-cell office:value-type="string">
            <text:p>(13,</text:p>
          </table:table-cell>
          <table:table-cell office:value-type="string">
            <text:p>(True,</text:p>
          </table:table-cell>
          <table:table-cell office:value-type="string">
            <text:p>[(u'thin',</text:p>
          </table:table-cell>
          <table:table-cell office:value-type="string">
            <text:p>'tin',</text:p>
          </table:table-cell>
          <table:table-cell office:value-type="string">
            <text:p>0.1,</text:p>
          </table:table-cell>
          <table:table-cell office:value-type="string">
            <text:p>'tin..e.2'),</text:p>
          </table:table-cell>
          <table:table-cell office:value-type="string">
            <text:p>(u'thin',</text:p>
          </table:table-cell>
          <table:table-cell office:value-type="string">
            <text:p>u'þin',</text:p>
          </table:table-cell>
          <table:table-cell office:value-type="string">
            <text:p>0.1,</text:p>
          </table:table-cell>
          <table:table-cell office:value-type="string">
            <text:p>u'þin..e.1'),</text:p>
          </table:table-cell>
          <table:table-cell office:value-type="string">
            <text:p>(u'thin',</text:p>
          </table:table-cell>
          <table:table-cell office:value-type="string">
            <text:p>u'þyn',</text:p>
          </table:table-cell>
          <table:table-cell office:value-type="string">
            <text:p>0.2,</text:p>
          </table:table-cell>
          <table:table-cell office:value-type="string">
            <text:p>u'þyn..nn.1'),</text:p>
          </table:table-cell>
          <table:table-cell office:value-type="string">
            <text:p>(u'thin',</text:p>
          </table:table-cell>
          <table:table-cell office:value-type="string">
            <text:p>'ten',</text:p>
          </table:table-cell>
          <table:table-cell office:value-type="string">
            <text:p>0.7999999999999999,</text:p>
          </table:table-cell>
          <table:table-cell office:value-type="string">
            <text:p>'ten..e.1')]))</text:p>
          </table:table-cell>
          <table:table-cell table:number-columns-repeated="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wägh</text:p>
          </table:table-cell>
          <table:table-cell office:value-type="string">
            <text:p>(4,</text:p>
          </table:table-cell>
          <table:table-cell office:value-type="string">
            <text:p>(True,</text:p>
          </table:table-cell>
          <table:table-cell office:value-type="string">
            <text:p>[(u'wägh',</text:p>
          </table:table-cell>
          <table:table-cell office:value-type="string">
            <text:p>u'väg',</text:p>
          </table:table-cell>
          <table:table-cell office:value-type="string">
            <text:p>0.2,</text:p>
          </table:table-cell>
          <table:table-cell office:value-type="string">
            <text:p>u'väg..nn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för</text:p>
          </table:table-cell>
          <table:table-cell office:value-type="string">
            <text:p>(89,</text:p>
          </table:table-cell>
          <table:table-cell office:value-type="string">
            <text:p>(False,</text:p>
          </table:table-cell>
          <table:table-cell office:value-type="string">
            <text:p>(u'för',</text:p>
          </table:table-cell>
          <table:table-cell office:value-type="string">
            <text:p>u'för..av.2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ich</text:p>
          </table:table-cell>
          <table:table-cell office:value-type="string">
            <text:p>(24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(104,</text:p>
          </table:table-cell>
          <table:table-cell office:value-type="string">
            <text:p>(False,</text:p>
          </table:table-cell>
          <table:table-cell office:value-type="string">
            <text:p>(u'en',</text:p>
          </table:table-cell>
          <table:table-cell office:value-type="string">
            <text:p>'en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ropa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(u'ropa',</text:p>
          </table:table-cell>
          <table:table-cell office:value-type="string">
            <text:p>'ropa..vb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(23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__</text:p>
          </table:table-cell>
          <table:table-cell office:value-type="string">
            <text:p>de</text:p>
          </table:table-cell>
          <table:table-cell office:value-type="string">
            <text:p>(7,</text:p>
          </table:table-cell>
          <table:table-cell office:value-type="string">
            <text:p>(True,</text:p>
          </table:table-cell>
          <table:table-cell office:value-type="string">
            <text:p>[(u'de',</text:p>
          </table:table-cell>
          <table:table-cell office:value-type="string">
            <text:p>'da',</text:p>
          </table:table-cell>
          <table:table-cell office:value-type="string">
            <text:p>0.1,</text:p>
          </table:table-cell>
          <table:table-cell office:value-type="string">
            <text:p>'da..nn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öst</text:p>
          </table:table-cell>
          <table:table-cell office:value-type="string">
            <text:p>(6,</text:p>
          </table:table-cell>
          <table:table-cell office:value-type="string">
            <text:p>(False,</text:p>
          </table:table-cell>
          <table:table-cell office:value-type="string">
            <text:p>(u'röst',</text:p>
          </table:table-cell>
          <table:table-cell office:value-type="string">
            <text:p>u'röst..nn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,</text:p>
          </table:table-cell>
          <table:table-cell office:value-type="string">
            <text:p>(False,</text:p>
          </table:table-cell>
          <table:table-cell office:value-type="string">
            <text:p>(u'är',</text:p>
          </table:table-cell>
          <table:table-cell office:value-type="string">
            <text:p>u'är..e.2')))</text:p>
          </table:table-cell>
          <table:table-cell table:number-columns-repeated="22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,</text:p>
          </table:table-cell>
          <table:table-cell office:value-type="string">
            <text:p>(True,</text:p>
          </table:table-cell>
          <table:table-cell office:value-type="string">
            <text:p>[(u'j',</text:p>
          </table:table-cell>
          <table:table-cell office:value-type="string">
            <text:p>'i',</text:p>
          </table:table-cell>
          <table:table-cell office:value-type="string">
            <text:p>0.1,</text:p>
          </table:table-cell>
          <table:table-cell office:value-type="string">
            <text:p>'i..e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öknen</text:p>
          </table:table-cell>
          <table:table-cell office:value-type="string">
            <text:p>(5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bereedhe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erra</text:p>
          </table:table-cell>
          <table:table-cell office:value-type="string">
            <text:p>(4,</text:p>
          </table:table-cell>
          <table:table-cell office:value-type="string">
            <text:p>(False,</text:p>
          </table:table-cell>
          <table:table-cell office:value-type="string">
            <text:p>(u'herra',</text:p>
          </table:table-cell>
          <table:table-cell office:value-type="string">
            <text:p>'herra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(23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(17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wägh</text:p>
          </table:table-cell>
          <table:table-cell office:value-type="string">
            <text:p>(4,</text:p>
          </table:table-cell>
          <table:table-cell office:value-type="string">
            <text:p>(True,</text:p>
          </table:table-cell>
          <table:table-cell office:value-type="string">
            <text:p>[(u'wägh',</text:p>
          </table:table-cell>
          <table:table-cell office:value-type="string">
            <text:p>u'väg',</text:p>
          </table:table-cell>
          <table:table-cell office:value-type="string">
            <text:p>0.2,</text:p>
          </table:table-cell>
          <table:table-cell office:value-type="string">
            <text:p>u'väg..nn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göre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ans</text:p>
          </table:table-cell>
          <table:table-cell office:value-type="string">
            <text:p>(63,</text:p>
          </table:table-cell>
          <table:table-cell office:value-type="string">
            <text:p>(False,</text:p>
          </table:table-cell>
          <table:table-cell office:value-type="string">
            <text:p>(u'hans',</text:p>
          </table:table-cell>
          <table:table-cell office:value-type="string">
            <text:p>'hans..e.2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tijgha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retta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annes</text:p>
          </table:table-cell>
          <table:table-cell office:value-type="string">
            <text:p>(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döpte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,</text:p>
          </table:table-cell>
          <table:table-cell office:value-type="string">
            <text:p>(True,</text:p>
          </table:table-cell>
          <table:table-cell office:value-type="string">
            <text:p>[(u'j',</text:p>
          </table:table-cell>
          <table:table-cell office:value-type="string">
            <text:p>'i',</text:p>
          </table:table-cell>
          <table:table-cell office:value-type="string">
            <text:p>0.1,</text:p>
          </table:table-cell>
          <table:table-cell office:value-type="string">
            <text:p>'i..e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öknen</text:p>
          </table:table-cell>
          <table:table-cell office:value-type="string">
            <text:p>(5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predicade</text:p>
          </table:table-cell>
          <table:table-cell office:value-type="string">
            <text:p>(3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__</text:p>
          </table:table-cell>
          <table:table-cell office:value-type="string">
            <text:p>bätri</text:p>
          </table:table-cell>
          <table:table-cell office:value-type="string">
            <text:p>(1,</text:p>
          </table:table-cell>
          <table:table-cell office:value-type="string">
            <text:p>(True,</text:p>
          </table:table-cell>
          <table:table-cell office:value-type="string">
            <text:p>[(u'bätri',</text:p>
          </table:table-cell>
          <table:table-cell office:value-type="string">
            <text:p>u'bätre',</text:p>
          </table:table-cell>
          <table:table-cell office:value-type="string">
            <text:p>0.7,</text:p>
          </table:table-cell>
          <table:table-cell office:value-type="string">
            <text:p>u'bätre..av.1'),</text:p>
          </table:table-cell>
          <table:table-cell office:value-type="string">
            <text:p>(u'bätri',</text:p>
          </table:table-cell>
          <table:table-cell office:value-type="string">
            <text:p>u'bäter',</text:p>
          </table:table-cell>
          <table:table-cell office:value-type="string">
            <text:p>1.8,</text:p>
          </table:table-cell>
          <table:table-cell office:value-type="string">
            <text:p>u'bäter..ab.1')]))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(23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genes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döpelse</text:p>
          </table:table-cell>
          <table:table-cell office:value-type="string">
            <text:p>(3,</text:p>
          </table:table-cell>
          <table:table-cell office:value-type="string">
            <text:p>(True,</text:p>
          </table:table-cell>
          <table:table-cell office:value-type="string">
            <text:p>[(u'döpelse',</text:p>
          </table:table-cell>
          <table:table-cell office:value-type="string">
            <text:p>u'döpilse',</text:p>
          </table:table-cell>
          <table:table-cell office:value-type="string">
            <text:p>0.7,</text:p>
          </table:table-cell>
          <table:table-cell office:value-type="string">
            <text:p>u'döpilse..nn.1'),</text:p>
          </table:table-cell>
          <table:table-cell office:value-type="string">
            <text:p>(u'döpelse',</text:p>
          </table:table-cell>
          <table:table-cell office:value-type="string">
            <text:p>u'döpilsa',</text:p>
          </table:table-cell>
          <table:table-cell office:value-type="string">
            <text:p>0.7999999999999999,</text:p>
          </table:table-cell>
          <table:table-cell office:value-type="string">
            <text:p>u'döpilsa..nn.1')]))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till</text:p>
          </table:table-cell>
          <table:table-cell office:value-type="string">
            <text:p>(283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yndernes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förlåtilse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till</text:p>
          </table:table-cell>
          <table:table-cell office:value-type="string">
            <text:p>(283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ono</text:p>
          </table:table-cell>
          <table:table-cell office:value-type="string">
            <text:p>(9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(214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vtgingo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ela</text:p>
          </table:table-cell>
          <table:table-cell office:value-type="string">
            <text:p>(10,</text:p>
          </table:table-cell>
          <table:table-cell office:value-type="string">
            <text:p>(False,</text:p>
          </table:table-cell>
          <table:table-cell office:value-type="string">
            <text:p>(u'hela',</text:p>
          </table:table-cell>
          <table:table-cell office:value-type="string">
            <text:p>'hela..vb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judhae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landit</text:p>
          </table:table-cell>
          <table:table-cell office:value-type="string">
            <text:p>(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?</text:p>
          </table:table-cell>
          <table:table-cell office:value-type="string">
            <text:p>the</text:p>
          </table:table-cell>
          <table:table-cell office:value-type="string">
            <text:p>(421,</text:p>
          </table:table-cell>
          <table:table-cell office:value-type="string">
            <text:p>(True,</text:p>
          </table:table-cell>
          <table:table-cell office:value-type="string">
            <text:p>[(u'the',</text:p>
          </table:table-cell>
          <table:table-cell office:value-type="string">
            <text:p>u'þe',</text:p>
          </table:table-cell>
          <table:table-cell office:value-type="string">
            <text:p>0.1,</text:p>
          </table:table-cell>
          <table:table-cell office:value-type="string">
            <text:p>u'þe..e.1'),</text:p>
          </table:table-cell>
          <table:table-cell office:value-type="string">
            <text:p>(u'the',</text:p>
          </table:table-cell>
          <table:table-cell office:value-type="string">
            <text:p>'te',</text:p>
          </table:table-cell>
          <table:table-cell office:value-type="string">
            <text:p>0.1,</text:p>
          </table:table-cell>
          <table:table-cell office:value-type="string">
            <text:p>'te..vb.1'),</text:p>
          </table:table-cell>
          <table:table-cell office:value-type="string">
            <text:p>(u'the',</text:p>
          </table:table-cell>
          <table:table-cell office:value-type="string">
            <text:p>u'þa',</text:p>
          </table:table-cell>
          <table:table-cell office:value-type="string">
            <text:p>0.2,</text:p>
          </table:table-cell>
          <table:table-cell office:value-type="string">
            <text:p>u'þa..e.2'),</text:p>
          </table:table-cell>
          <table:table-cell office:value-type="string">
            <text:p>(u'the',</text:p>
          </table:table-cell>
          <table:table-cell office:value-type="string">
            <text:p>'ta',</text:p>
          </table:table-cell>
          <table:table-cell office:value-type="string">
            <text:p>0.2,</text:p>
          </table:table-cell>
          <table:table-cell office:value-type="string">
            <text:p>'ta..nn.2'),</text:p>
          </table:table-cell>
          <table:table-cell office:value-type="string">
            <text:p>(u'the',</text:p>
          </table:table-cell>
          <table:table-cell office:value-type="string">
            <text:p>'ti',</text:p>
          </table:table-cell>
          <table:table-cell office:value-type="string">
            <text:p>0.7999999999999999,</text:p>
          </table:table-cell>
          <table:table-cell office:value-type="string">
            <text:p>'ti..e.1'),</text:p>
          </table:table-cell>
          <table:table-cell office:value-type="string">
            <text:p>(u'the',</text:p>
          </table:table-cell>
          <table:table-cell office:value-type="string">
            <text:p>u'þi',</text:p>
          </table:table-cell>
          <table:table-cell office:value-type="string">
            <text:p>0.7999999999999999,</text:p>
          </table:table-cell>
          <table:table-cell office:value-type="string">
            <text:p>u'þi..e.1')]))</text:p>
          </table:table-cell>
        </table:table-row>
        <table:table-row table:style-name="ro1">
          <table:table-cell/>
          <table:table-cell office:value-type="string">
            <text:p>vtaff</text:p>
          </table:table-cell>
          <table:table-cell office:value-type="string">
            <text:p>(5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ierusalem</text:p>
          </table:table-cell>
          <table:table-cell office:value-type="string">
            <text:p>(10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döptes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alle</text:p>
          </table:table-cell>
          <table:table-cell office:value-type="string">
            <text:p>(19,</text:p>
          </table:table-cell>
          <table:table-cell office:value-type="string">
            <text:p>(False,</text:p>
          </table:table-cell>
          <table:table-cell office:value-type="string">
            <text:p>(u'alle',</text:p>
          </table:table-cell>
          <table:table-cell office:value-type="string">
            <text:p>'alle..nn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aff</text:p>
          </table:table-cell>
          <table:table-cell office:value-type="string">
            <text:p>(60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onom</text:p>
          </table:table-cell>
          <table:table-cell office:value-type="string">
            <text:p>(24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,</text:p>
          </table:table-cell>
          <table:table-cell office:value-type="string">
            <text:p>(True,</text:p>
          </table:table-cell>
          <table:table-cell office:value-type="string">
            <text:p>[(u'j',</text:p>
          </table:table-cell>
          <table:table-cell office:value-type="string">
            <text:p>'i',</text:p>
          </table:table-cell>
          <table:table-cell office:value-type="string">
            <text:p>0.1,</text:p>
          </table:table-cell>
          <table:table-cell office:value-type="string">
            <text:p>'i..e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jordans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floodh</text:p>
          </table:table-cell>
          <table:table-cell office:value-type="string">
            <text:p>(3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wedherkennandes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theres</text:p>
          </table:table-cell>
          <table:table-cell office:value-type="string">
            <text:p>(27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ynder</text:p>
          </table:table-cell>
          <table:table-cell office:value-type="string">
            <text:p>(5,</text:p>
          </table:table-cell>
          <table:table-cell office:value-type="string">
            <text:p>(False,</text:p>
          </table:table-cell>
          <table:table-cell office:value-type="string">
            <text:p>(u'synder',</text:p>
          </table:table-cell>
          <table:table-cell office:value-type="string">
            <text:p>'synder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annes</text:p>
          </table:table-cell>
          <table:table-cell office:value-type="string">
            <text:p>(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X</text:p>
          </table:table-cell>
          <table:table-cell office:value-type="string">
            <text:p>war</text:p>
          </table:table-cell>
          <table:table-cell office:value-type="string">
            <text:p>(78,</text:p>
          </table:table-cell>
          <table:table-cell office:value-type="string">
            <text:p>(True,</text:p>
          </table:table-cell>
          <table:table-cell office:value-type="string">
            <text:p>[(u'war',</text:p>
          </table:table-cell>
          <table:table-cell office:value-type="string">
            <text:p>'var',</text:p>
          </table:table-cell>
          <table:table-cell office:value-type="string">
            <text:p>0.1,</text:p>
          </table:table-cell>
          <table:table-cell office:value-type="string">
            <text:p>'var..pn.7'),</text:p>
          </table:table-cell>
          <table:table-cell office:value-type="string">
            <text:p>(u'war',</text:p>
          </table:table-cell>
          <table:table-cell office:value-type="string">
            <text:p>'va',</text:p>
          </table:table-cell>
          <table:table-cell office:value-type="string">
            <text:p>0.2,</text:p>
          </table:table-cell>
          <table:table-cell office:value-type="string">
            <text:p>'va..nn.2'),</text:p>
          </table:table-cell>
          <table:table-cell office:value-type="string">
            <text:p>(u'war',</text:p>
          </table:table-cell>
          <table:table-cell office:value-type="string">
            <text:p>'vara',</text:p>
          </table:table-cell>
          <table:table-cell office:value-type="string">
            <text:p>1.1,</text:p>
          </table:table-cell>
          <table:table-cell office:value-type="string">
            <text:p>'vara..nn.10'),</text:p>
          </table:table-cell>
          <table:table-cell office:value-type="string">
            <text:p>(u'war',</text:p>
          </table:table-cell>
          <table:table-cell office:value-type="string">
            <text:p>'vra',</text:p>
          </table:table-cell>
          <table:table-cell office:value-type="string">
            <text:p>1.2000000000000002,</text:p>
          </table:table-cell>
          <table:table-cell office:value-type="string">
            <text:p>'vra..nn.1'),</text:p>
          </table:table-cell>
          <table:table-cell office:value-type="string">
            <text:p>(u'war',</text:p>
          </table:table-cell>
          <table:table-cell office:value-type="string">
            <text:p>'rva',</text:p>
          </table:table-cell>
          <table:table-cell office:value-type="string">
            <text:p>1.2000000000000002,</text:p>
          </table:table-cell>
          <table:table-cell office:value-type="string">
            <text:p>'rva..e.1')]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lädde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medh</text:p>
          </table:table-cell>
          <table:table-cell office:value-type="string">
            <text:p>(135,</text:p>
          </table:table-cell>
          <table:table-cell office:value-type="string">
            <text:p>(False,</text:p>
          </table:table-cell>
          <table:table-cell office:value-type="string">
            <text:p>(u'medh',</text:p>
          </table:table-cell>
          <table:table-cell office:value-type="string">
            <text:p>'medh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camele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åå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medh</text:p>
          </table:table-cell>
          <table:table-cell office:value-type="string">
            <text:p>(135,</text:p>
          </table:table-cell>
          <table:table-cell office:value-type="string">
            <text:p>(False,</text:p>
          </table:table-cell>
          <table:table-cell office:value-type="string">
            <text:p>(u'medh',</text:p>
          </table:table-cell>
          <table:table-cell office:value-type="string">
            <text:p>'medh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(104,</text:p>
          </table:table-cell>
          <table:table-cell office:value-type="string">
            <text:p>(False,</text:p>
          </table:table-cell>
          <table:table-cell office:value-type="string">
            <text:p>(u'en',</text:p>
          </table:table-cell>
          <table:table-cell office:value-type="string">
            <text:p>'en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ädergiording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m</text:p>
          </table:table-cell>
          <table:table-cell office:value-type="string">
            <text:p>(71,</text:p>
          </table:table-cell>
          <table:table-cell office:value-type="string">
            <text:p>(False,</text:p>
          </table:table-cell>
          <table:table-cell office:value-type="string">
            <text:p>(u'om',</text:p>
          </table:table-cell>
          <table:table-cell office:value-type="string">
            <text:p>'om..e.2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hans</text:p>
          </table:table-cell>
          <table:table-cell office:value-type="string">
            <text:p>(63,</text:p>
          </table:table-cell>
          <table:table-cell office:value-type="string">
            <text:p>(False,</text:p>
          </table:table-cell>
          <table:table-cell office:value-type="string">
            <text:p>(u'hans',</text:p>
          </table:table-cell>
          <table:table-cell office:value-type="string">
            <text:p>'hans..e.2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ände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(u'länder',</text:p>
          </table:table-cell>
          <table:table-cell office:value-type="string">
            <text:p>u'länder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ååt</text:p>
          </table:table-cell>
          <table:table-cell office:value-type="string">
            <text:p>(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gräßhoppo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villho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(23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__</text:p>
          </table:table-cell>
          <table:table-cell office:value-type="string">
            <text:p>nugh</text:p>
          </table:table-cell>
          <table:table-cell office:value-type="string">
            <text:p>(1,</text:p>
          </table:table-cell>
          <table:table-cell office:value-type="string">
            <text:p>(True,</text:p>
          </table:table-cell>
          <table:table-cell office:value-type="string">
            <text:p>[(u'nugh',</text:p>
          </table:table-cell>
          <table:table-cell office:value-type="string">
            <text:p>'nogh',</text:p>
          </table:table-cell>
          <table:table-cell office:value-type="string">
            <text:p>0.1,</text:p>
          </table:table-cell>
          <table:table-cell office:value-type="string">
            <text:p>'nogh..av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predicadhe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agde</text:p>
          </table:table-cell>
          <table:table-cell office:value-type="string">
            <text:p>(54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(104,</text:p>
          </table:table-cell>
          <table:table-cell office:value-type="string">
            <text:p>(False,</text:p>
          </table:table-cell>
          <table:table-cell office:value-type="string">
            <text:p>(u'en',</text:p>
          </table:table-cell>
          <table:table-cell office:value-type="string">
            <text:p>'en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kommer</text:p>
          </table:table-cell>
          <table:table-cell office:value-type="string">
            <text:p>(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effter</text:p>
          </table:table-cell>
          <table:table-cell office:value-type="string">
            <text:p>(3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mich</text:p>
          </table:table-cell>
          <table:table-cell office:value-type="string">
            <text:p>(54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om</text:p>
          </table:table-cell>
          <table:table-cell office:value-type="string">
            <text:p>(157,</text:p>
          </table:table-cell>
          <table:table-cell office:value-type="string">
            <text:p>(False,</text:p>
          </table:table-cell>
          <table:table-cell office:value-type="string">
            <text:p>(u'som',</text:p>
          </table:table-cell>
          <table:table-cell office:value-type="string">
            <text:p>'som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tarkare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,</text:p>
          </table:table-cell>
          <table:table-cell office:value-type="string">
            <text:p>(False,</text:p>
          </table:table-cell>
          <table:table-cell office:value-type="string">
            <text:p>(u'är',</text:p>
          </table:table-cell>
          <table:table-cell office:value-type="string">
            <text:p>u'är..e.2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än</text:p>
          </table:table-cell>
          <table:table-cell office:value-type="string">
            <text:p>(28,</text:p>
          </table:table-cell>
          <table:table-cell office:value-type="string">
            <text:p>(False,</text:p>
          </table:table-cell>
          <table:table-cell office:value-type="string">
            <text:p>(u'än',</text:p>
          </table:table-cell>
          <table:table-cell office:value-type="string">
            <text:p>u'än..e.10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iach</text:p>
          </table:table-cell>
          <table:table-cell office:value-type="string">
            <text:p>(7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th</text:p>
          </table:table-cell>
          <table:table-cell office:value-type="string">
            <text:p>(11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(116,</text:p>
          </table:table-cell>
          <table:table-cell office:value-type="string">
            <text:p>(False,</text:p>
          </table:table-cell>
          <table:table-cell office:value-type="string">
            <text:p>(u'e',</text:p>
          </table:table-cell>
          <table:table-cell office:value-type="string">
            <text:p>'e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(23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iach</text:p>
          </table:table-cell>
          <table:table-cell office:value-type="string">
            <text:p>(7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icke</text:p>
          </table:table-cell>
          <table:table-cell office:value-type="string">
            <text:p>(144,</text:p>
          </table:table-cell>
          <table:table-cell office:value-type="string">
            <text:p>(True,</text:p>
          </table:table-cell>
          <table:table-cell office:value-type="string">
            <text:p>[(u'icke',</text:p>
          </table:table-cell>
          <table:table-cell office:value-type="string">
            <text:p>'ikke',</text:p>
          </table:table-cell>
          <table:table-cell office:value-type="string">
            <text:p>0.1,</text:p>
          </table:table-cell>
          <table:table-cell office:value-type="string">
            <text:p>'ikke..e.1'),</text:p>
          </table:table-cell>
          <table:table-cell office:value-type="string">
            <text:p>(u'icke',</text:p>
          </table:table-cell>
          <table:table-cell office:value-type="string">
            <text:p>'ikki',</text:p>
          </table:table-cell>
          <table:table-cell office:value-type="string">
            <text:p>0.7999999999999999,</text:p>
          </table:table-cell>
          <table:table-cell office:value-type="string">
            <text:p>'ikki..e.1'),</text:p>
          </table:table-cell>
          <table:table-cell office:value-type="string">
            <text:p>(u'icke',</text:p>
          </table:table-cell>
          <table:table-cell office:value-type="string">
            <text:p>'ekke',</text:p>
          </table:table-cell>
          <table:table-cell office:value-type="string">
            <text:p>0.7999999999999999,</text:p>
          </table:table-cell>
          <table:table-cell office:value-type="string">
            <text:p>'ekke..e.1')])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wärdugh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,</text:p>
          </table:table-cell>
          <table:table-cell office:value-type="string">
            <text:p>(False,</text:p>
          </table:table-cell>
          <table:table-cell office:value-type="string">
            <text:p>(u'är',</text:p>
          </table:table-cell>
          <table:table-cell office:value-type="string">
            <text:p>u'är..e.2')))</text:p>
          </table:table-cell>
          <table:table-cell table:number-columns-repeated="22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ath</text:p>
          </table:table-cell>
          <table:table-cell office:value-type="string">
            <text:p>(228,</text:p>
          </table:table-cell>
          <table:table-cell office:value-type="string">
            <text:p>(True,</text:p>
          </table:table-cell>
          <table:table-cell office:value-type="string">
            <text:p>[(u'ath',</text:p>
          </table:table-cell>
          <table:table-cell office:value-type="string">
            <text:p>'at',</text:p>
          </table:table-cell>
          <table:table-cell office:value-type="string">
            <text:p>0.1,</text:p>
          </table:table-cell>
          <table:table-cell office:value-type="string">
            <text:p>'at..e.3'),</text:p>
          </table:table-cell>
          <table:table-cell office:value-type="string">
            <text:p>(u'ath',</text:p>
          </table:table-cell>
          <table:table-cell office:value-type="string">
            <text:p>'adh',</text:p>
          </table:table-cell>
          <table:table-cell office:value-type="string">
            <text:p>1.0,</text:p>
          </table:table-cell>
          <table:table-cell office:value-type="string">
            <text:p>'adh..e.1'),</text:p>
          </table:table-cell>
          <table:table-cell office:value-type="string">
            <text:p>(u'ath',</text:p>
          </table:table-cell>
          <table:table-cell office:value-type="string">
            <text:p>'ata',</text:p>
          </table:table-cell>
          <table:table-cell office:value-type="string">
            <text:p>1.0,</text:p>
          </table:table-cell>
          <table:table-cell office:value-type="string">
            <text:p>'ata..vb.2'),</text:p>
          </table:table-cell>
          <table:table-cell office:value-type="string">
            <text:p>(u'ath',</text:p>
          </table:table-cell>
          <table:table-cell office:value-type="string">
            <text:p>'hat',</text:p>
          </table:table-cell>
          <table:table-cell office:value-type="string">
            <text:p>1.1,</text:p>
          </table:table-cell>
          <table:table-cell office:value-type="string">
            <text:p>'hat..nn.1'),</text:p>
          </table:table-cell>
          <table:table-cell office:value-type="string">
            <text:p>(u'ath',</text:p>
          </table:table-cell>
          <table:table-cell office:value-type="string">
            <text:p>u'haþ',</text:p>
          </table:table-cell>
          <table:table-cell office:value-type="string">
            <text:p>1.1,</text:p>
          </table:table-cell>
          <table:table-cell office:value-type="string">
            <text:p>u'haþ..nn.1')]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ch</text:p>
          </table:table-cell>
          <table:table-cell office:value-type="string">
            <text:p>(7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mich</text:p>
          </table:table-cell>
          <table:table-cell office:value-type="string">
            <text:p>(54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__</text:p>
          </table:table-cell>
          <table:table-cell office:value-type="string">
            <text:p>nedh</text:p>
          </table:table-cell>
          <table:table-cell office:value-type="string">
            <text:p>(3,</text:p>
          </table:table-cell>
          <table:table-cell office:value-type="string">
            <text:p>(True,</text:p>
          </table:table-cell>
          <table:table-cell office:value-type="string">
            <text:p>[(u'nedh',</text:p>
          </table:table-cell>
          <table:table-cell office:value-type="string">
            <text:p>'net',</text:p>
          </table:table-cell>
          <table:table-cell office:value-type="string">
            <text:p>0.1,</text:p>
          </table:table-cell>
          <table:table-cell office:value-type="string">
            <text:p>'net..nn.1'),</text:p>
          </table:table-cell>
          <table:table-cell office:value-type="string">
            <text:p>(u'nedh',</text:p>
          </table:table-cell>
          <table:table-cell office:value-type="string">
            <text:p>'nidh',</text:p>
          </table:table-cell>
          <table:table-cell office:value-type="string">
            <text:p>0.7,</text:p>
          </table:table-cell>
          <table:table-cell office:value-type="string">
            <text:p>'nidh..nn.2')]))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(116,</text:p>
          </table:table-cell>
          <table:table-cell office:value-type="string">
            <text:p>(False,</text:p>
          </table:table-cell>
          <table:table-cell office:value-type="string">
            <text:p>(u'e',</text:p>
          </table:table-cell>
          <table:table-cell office:value-type="string">
            <text:p>'e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rböye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X</text:p>
          </table:table-cell>
          <table:table-cell office:value-type="string">
            <text:p>vplöser</text:p>
          </table:table-cell>
          <table:table-cell office:value-type="string">
            <text:p>(1,</text:p>
          </table:table-cell>
          <table:table-cell office:value-type="string">
            <text:p>(True,</text:p>
          </table:table-cell>
          <table:table-cell office:value-type="string">
            <text:p>[(u'vplöser',</text:p>
          </table:table-cell>
          <table:table-cell office:value-type="string">
            <text:p>'uplyse',</text:p>
          </table:table-cell>
          <table:table-cell office:value-type="string">
            <text:p>0.30000000000000004,</text:p>
          </table:table-cell>
          <table:table-cell office:value-type="string">
            <text:p>'uplyse..nn.1')]))</text:p>
          </table:table-cell>
          <table:table-cell table:number-columns-repeated="20"/>
        </table:table-row>
        <table:table-row table:style-name="ro1">
          <table:table-cell office:value-type="string">
            <text:p>X</text:p>
          </table:table-cell>
          <table:table-cell office:value-type="string">
            <text:p>ha</text:p>
          </table:table-cell>
          <table:table-cell office:value-type="string">
            <text:p>(19,</text:p>
          </table:table-cell>
          <table:table-cell office:value-type="string">
            <text:p>(False,</text:p>
          </table:table-cell>
          <table:table-cell office:value-type="string">
            <text:p>(u'ha',</text:p>
          </table:table-cell>
          <table:table-cell office:value-type="string">
            <text:p>'ha..nn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(23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(17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koorema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ach</text:p>
          </table:table-cell>
          <table:table-cell office:value-type="string">
            <text:p>(17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X</text:p>
          </table:table-cell>
          <table:table-cell office:value-type="string">
            <text:p>döper</text:p>
          </table:table-cell>
          <table:table-cell office:value-type="string">
            <text:p>(1,</text:p>
          </table:table-cell>
          <table:table-cell office:value-type="string">
            <text:p>(True,</text:p>
          </table:table-cell>
          <table:table-cell office:value-type="string">
            <text:p>[(u'döper',</text:p>
          </table:table-cell>
          <table:table-cell office:value-type="string">
            <text:p>'drypi',</text:p>
          </table:table-cell>
          <table:table-cell office:value-type="string">
            <text:p>1.9000000000000001,</text:p>
          </table:table-cell>
          <table:table-cell office:value-type="string">
            <text:p>'drypi..e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dher</text:p>
          </table:table-cell>
          <table:table-cell office:value-type="string">
            <text:p>(67,</text:p>
          </table:table-cell>
          <table:table-cell office:value-type="string">
            <text:p>(False,</text:p>
          </table:table-cell>
          <table:table-cell office:value-type="string">
            <text:p>(u'idher',</text:p>
          </table:table-cell>
          <table:table-cell office:value-type="string">
            <text:p>'idher..av.1')))</text:p>
          </table:table-cell>
          <table:table-cell table:number-columns-repeated="22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,</text:p>
          </table:table-cell>
          <table:table-cell office:value-type="string">
            <text:p>(True,</text:p>
          </table:table-cell>
          <table:table-cell office:value-type="string">
            <text:p>[(u'j',</text:p>
          </table:table-cell>
          <table:table-cell office:value-type="string">
            <text:p>'i',</text:p>
          </table:table-cell>
          <table:table-cell office:value-type="string">
            <text:p>0.1,</text:p>
          </table:table-cell>
          <table:table-cell office:value-type="string">
            <text:p>'i..e.1')]))</text:p>
          </table:table-cell>
          <table:table-cell table:number-columns-repeated="20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watn</text:p>
          </table:table-cell>
          <table:table-cell office:value-type="string">
            <text:p>(3,</text:p>
          </table:table-cell>
          <table:table-cell office:value-type="string">
            <text:p>(True,</text:p>
          </table:table-cell>
          <table:table-cell office:value-type="string">
            <text:p>[(u'watn',</text:p>
          </table:table-cell>
          <table:table-cell office:value-type="string">
            <text:p>'vatn',</text:p>
          </table:table-cell>
          <table:table-cell office:value-type="string">
            <text:p>0.1,</text:p>
          </table:table-cell>
          <table:table-cell office:value-type="string">
            <text:p>'vatn..nn.1'),</text:p>
          </table:table-cell>
          <table:table-cell office:value-type="string">
            <text:p>(u'watn',</text:p>
          </table:table-cell>
          <table:table-cell office:value-type="string">
            <text:p>'avatn',</text:p>
          </table:table-cell>
          <table:table-cell office:value-type="string">
            <text:p>1.1,</text:p>
          </table:table-cell>
          <table:table-cell office:value-type="string">
            <text:p>'avatn..nn.1'),</text:p>
          </table:table-cell>
          <table:table-cell office:value-type="string">
            <text:p>(u'watn',</text:p>
          </table:table-cell>
          <table:table-cell office:value-type="string">
            <text:p>'vatna',</text:p>
          </table:table-cell>
          <table:table-cell office:value-type="string">
            <text:p>1.1,</text:p>
          </table:table-cell>
          <table:table-cell office:value-type="string">
            <text:p>'vatna..vb.1')])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en</text:p>
          </table:table-cell>
          <table:table-cell office:value-type="string">
            <text:p>(82,</text:p>
          </table:table-cell>
          <table:table-cell office:value-type="string">
            <text:p>(False,</text:p>
          </table:table-cell>
          <table:table-cell office:value-type="string">
            <text:p>(u'men',</text:p>
          </table:table-cell>
          <table:table-cell office:value-type="string">
            <text:p>'men..nn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han</text:p>
          </table:table-cell>
          <table:table-cell office:value-type="string">
            <text:p>(402,</text:p>
          </table:table-cell>
          <table:table-cell office:value-type="string">
            <text:p>(False,</text:p>
          </table:table-cell>
          <table:table-cell office:value-type="string">
            <text:p>(u'han',</text:p>
          </table:table-cell>
          <table:table-cell office:value-type="string">
            <text:p>'han..e.1')))</text:p>
          </table:table-cell>
          <table:table-cell table:number-columns-repeated="22"/>
        </table:table-row>
        <table:table-row table:style-name="ro1">
          <table:table-cell office:value-type="string">
            <text:p>X</text:p>
          </table:table-cell>
          <table:table-cell office:value-type="string">
            <text:p>warder</text:p>
          </table:table-cell>
          <table:table-cell office:value-type="string">
            <text:p>(13,</text:p>
          </table:table-cell>
          <table:table-cell office:value-type="string">
            <text:p>(True,</text:p>
          </table:table-cell>
          <table:table-cell office:value-type="string">
            <text:p>[(u'warder',</text:p>
          </table:table-cell>
          <table:table-cell office:value-type="string">
            <text:p>'virdar',</text:p>
          </table:table-cell>
          <table:table-cell office:value-type="string">
            <text:p>1.8,</text:p>
          </table:table-cell>
          <table:table-cell office:value-type="string">
            <text:p>'virdar..nn.1'),</text:p>
          </table:table-cell>
          <table:table-cell office:value-type="string">
            <text:p>(u'warder',</text:p>
          </table:table-cell>
          <table:table-cell office:value-type="string">
            <text:p>'virdhar',</text:p>
          </table:table-cell>
          <table:table-cell office:value-type="string">
            <text:p>1.9000000000000001,</text:p>
          </table:table-cell>
          <table:table-cell office:value-type="string">
            <text:p>'virdhar..nn.1')]))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dher</text:p>
          </table:table-cell>
          <table:table-cell office:value-type="string">
            <text:p>(67,</text:p>
          </table:table-cell>
          <table:table-cell office:value-type="string">
            <text:p>(False,</text:p>
          </table:table-cell>
          <table:table-cell office:value-type="string">
            <text:p>(u'idher',</text:p>
          </table:table-cell>
          <table:table-cell office:value-type="string">
            <text:p>'idher..av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döpa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(u'döpa',</text:p>
          </table:table-cell>
          <table:table-cell office:value-type="string">
            <text:p>u'döpa..vb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(23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__</text:p>
          </table:table-cell>
          <table:table-cell office:value-type="string">
            <text:p>des</text:p>
          </table:table-cell>
          <table:table-cell office:value-type="string">
            <text:p>(13,</text:p>
          </table:table-cell>
          <table:table-cell office:value-type="string">
            <text:p>(True,</text:p>
          </table:table-cell>
          <table:table-cell office:value-type="string">
            <text:p>[(u'des',</text:p>
          </table:table-cell>
          <table:table-cell office:value-type="string">
            <text:p>'dis',</text:p>
          </table:table-cell>
          <table:table-cell office:value-type="string">
            <text:p>0.7,</text:p>
          </table:table-cell>
          <table:table-cell office:value-type="string">
            <text:p>'dis..nn.1')]))</text:p>
          </table:table-cell>
          <table:table-cell table:number-columns-repeated="20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,</text:p>
          </table:table-cell>
          <table:table-cell office:value-type="string">
            <text:p>(True,</text:p>
          </table:table-cell>
          <table:table-cell office:value-type="string">
            <text:p>[(u'j',</text:p>
          </table:table-cell>
          <table:table-cell office:value-type="string">
            <text:p>'i',</text:p>
          </table:table-cell>
          <table:table-cell office:value-type="string">
            <text:p>0.1,</text:p>
          </table:table-cell>
          <table:table-cell office:value-type="string">
            <text:p>'i..e.1')]))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th</text:p>
          </table:table-cell>
          <table:table-cell office:value-type="string">
            <text:p>(11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(116,</text:p>
          </table:table-cell>
          <table:table-cell office:value-type="string">
            <text:p>(False,</text:p>
          </table:table-cell>
          <table:table-cell office:value-type="string">
            <text:p>(u'e',</text:p>
          </table:table-cell>
          <table:table-cell office:value-type="string">
            <text:p>'e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(214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SX</text:p>
          </table:table-cell>
          <table:table-cell office:value-type="string">
            <text:p>helgha</text:p>
          </table:table-cell>
          <table:table-cell office:value-type="string">
            <text:p>(2,</text:p>
          </table:table-cell>
          <table:table-cell office:value-type="string">
            <text:p>(True,</text:p>
          </table:table-cell>
          <table:table-cell office:value-type="string">
            <text:p>[(u'helgha',</text:p>
          </table:table-cell>
          <table:table-cell office:value-type="string">
            <text:p>'helga',</text:p>
          </table:table-cell>
          <table:table-cell office:value-type="string">
            <text:p>0.1,</text:p>
          </table:table-cell>
          <table:table-cell office:value-type="string">
            <text:p>'helga..vb.1'),</text:p>
          </table:table-cell>
          <table:table-cell office:value-type="string">
            <text:p>(u'helgha',</text:p>
          </table:table-cell>
          <table:table-cell office:value-type="string">
            <text:p>'helika',</text:p>
          </table:table-cell>
          <table:table-cell office:value-type="string">
            <text:p>1.1,</text:p>
          </table:table-cell>
          <table:table-cell office:value-type="string">
            <text:p>'helika..e.1')]))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anda</text:p>
          </table:table-cell>
          <table:table-cell office:value-type="string">
            <text:p>(7,</text:p>
          </table:table-cell>
          <table:table-cell office:value-type="string">
            <text:p>(False,</text:p>
          </table:table-cell>
          <table:table-cell office:value-type="string">
            <text:p>(u'anda',</text:p>
          </table:table-cell>
          <table:table-cell office:value-type="string">
            <text:p>'anda..vb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thet</text:p>
          </table:table-cell>
          <table:table-cell office:value-type="string">
            <text:p>(180,</text:p>
          </table:table-cell>
          <table:table-cell office:value-type="string">
            <text:p>(False,</text:p>
          </table:table-cell>
          <table:table-cell office:value-type="string">
            <text:p>(u'thet',</text:p>
          </table:table-cell>
          <table:table-cell office:value-type="string">
            <text:p>'thet..nn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begaff</text:p>
          </table:table-cell>
          <table:table-cell office:value-type="string">
            <text:p>(3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ich</text:p>
          </table:table-cell>
          <table:table-cell office:value-type="string">
            <text:p>(49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,</text:p>
          </table:table-cell>
          <table:table-cell office:value-type="string">
            <text:p>(True,</text:p>
          </table:table-cell>
          <table:table-cell office:value-type="string">
            <text:p>[(u'j',</text:p>
          </table:table-cell>
          <table:table-cell office:value-type="string">
            <text:p>'i',</text:p>
          </table:table-cell>
          <table:table-cell office:value-type="string">
            <text:p>0.1,</text:p>
          </table:table-cell>
          <table:table-cell office:value-type="string">
            <text:p>'i..e.1')]))</text:p>
          </table:table-cell>
          <table:table-cell table:number-columns-repeated="20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the</text:p>
          </table:table-cell>
          <table:table-cell office:value-type="string">
            <text:p>(421,</text:p>
          </table:table-cell>
          <table:table-cell office:value-type="string">
            <text:p>(True,</text:p>
          </table:table-cell>
          <table:table-cell office:value-type="string">
            <text:p>[(u'the',</text:p>
          </table:table-cell>
          <table:table-cell office:value-type="string">
            <text:p>u'þe',</text:p>
          </table:table-cell>
          <table:table-cell office:value-type="string">
            <text:p>0.1,</text:p>
          </table:table-cell>
          <table:table-cell office:value-type="string">
            <text:p>u'þe..e.1'),</text:p>
          </table:table-cell>
          <table:table-cell office:value-type="string">
            <text:p>(u'the',</text:p>
          </table:table-cell>
          <table:table-cell office:value-type="string">
            <text:p>'te',</text:p>
          </table:table-cell>
          <table:table-cell office:value-type="string">
            <text:p>0.1,</text:p>
          </table:table-cell>
          <table:table-cell office:value-type="string">
            <text:p>'te..vb.1'),</text:p>
          </table:table-cell>
          <table:table-cell office:value-type="string">
            <text:p>(u'the',</text:p>
          </table:table-cell>
          <table:table-cell office:value-type="string">
            <text:p>u'þa',</text:p>
          </table:table-cell>
          <table:table-cell office:value-type="string">
            <text:p>0.2,</text:p>
          </table:table-cell>
          <table:table-cell office:value-type="string">
            <text:p>u'þa..e.2'),</text:p>
          </table:table-cell>
          <table:table-cell office:value-type="string">
            <text:p>(u'the',</text:p>
          </table:table-cell>
          <table:table-cell office:value-type="string">
            <text:p>'ta',</text:p>
          </table:table-cell>
          <table:table-cell office:value-type="string">
            <text:p>0.2,</text:p>
          </table:table-cell>
          <table:table-cell office:value-type="string">
            <text:p>'ta..nn.2'),</text:p>
          </table:table-cell>
          <table:table-cell office:value-type="string">
            <text:p>(u'the',</text:p>
          </table:table-cell>
          <table:table-cell office:value-type="string">
            <text:p>'ti',</text:p>
          </table:table-cell>
          <table:table-cell office:value-type="string">
            <text:p>0.7999999999999999,</text:p>
          </table:table-cell>
          <table:table-cell office:value-type="string">
            <text:p>'ti..e.1'),</text:p>
          </table:table-cell>
          <table:table-cell office:value-type="string">
            <text:p>(u'the',</text:p>
          </table:table-cell>
          <table:table-cell office:value-type="string">
            <text:p>u'þi',</text:p>
          </table:table-cell>
          <table:table-cell office:value-type="string">
            <text:p>0.7999999999999999,</text:p>
          </table:table-cell>
          <table:table-cell office:value-type="string">
            <text:p>u'þi..e.1')]))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daghar</text:p>
          </table:table-cell>
          <table:table-cell office:value-type="string">
            <text:p>(13,</text:p>
          </table:table-cell>
          <table:table-cell office:value-type="string">
            <text:p>(True,</text:p>
          </table:table-cell>
          <table:table-cell office:value-type="string">
            <text:p>[(u'daghar',</text:p>
          </table:table-cell>
          <table:table-cell office:value-type="string">
            <text:p>'dagha',</text:p>
          </table:table-cell>
          <table:table-cell office:value-type="string">
            <text:p>0.1,</text:p>
          </table:table-cell>
          <table:table-cell office:value-type="string">
            <text:p>'dagha..vb.1'),</text:p>
          </table:table-cell>
          <table:table-cell office:value-type="string">
            <text:p>(u'daghar',</text:p>
          </table:table-cell>
          <table:table-cell office:value-type="string">
            <text:p>'dragha',</text:p>
          </table:table-cell>
          <table:table-cell office:value-type="string">
            <text:p>1.1,</text:p>
          </table:table-cell>
          <table:table-cell office:value-type="string">
            <text:p>'dragha..vb.1')]))</text:p>
          </table:table-cell>
          <table:table-cell table:number-columns-repeated="16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ath</text:p>
          </table:table-cell>
          <table:table-cell office:value-type="string">
            <text:p>(228,</text:p>
          </table:table-cell>
          <table:table-cell office:value-type="string">
            <text:p>(True,</text:p>
          </table:table-cell>
          <table:table-cell office:value-type="string">
            <text:p>[(u'ath',</text:p>
          </table:table-cell>
          <table:table-cell office:value-type="string">
            <text:p>'at',</text:p>
          </table:table-cell>
          <table:table-cell office:value-type="string">
            <text:p>0.1,</text:p>
          </table:table-cell>
          <table:table-cell office:value-type="string">
            <text:p>'at..e.3'),</text:p>
          </table:table-cell>
          <table:table-cell office:value-type="string">
            <text:p>(u'ath',</text:p>
          </table:table-cell>
          <table:table-cell office:value-type="string">
            <text:p>'adh',</text:p>
          </table:table-cell>
          <table:table-cell office:value-type="string">
            <text:p>1.0,</text:p>
          </table:table-cell>
          <table:table-cell office:value-type="string">
            <text:p>'adh..e.1'),</text:p>
          </table:table-cell>
          <table:table-cell office:value-type="string">
            <text:p>(u'ath',</text:p>
          </table:table-cell>
          <table:table-cell office:value-type="string">
            <text:p>'ata',</text:p>
          </table:table-cell>
          <table:table-cell office:value-type="string">
            <text:p>1.0,</text:p>
          </table:table-cell>
          <table:table-cell office:value-type="string">
            <text:p>'ata..vb.2'),</text:p>
          </table:table-cell>
          <table:table-cell office:value-type="string">
            <text:p>(u'ath',</text:p>
          </table:table-cell>
          <table:table-cell office:value-type="string">
            <text:p>'hat',</text:p>
          </table:table-cell>
          <table:table-cell office:value-type="string">
            <text:p>1.1,</text:p>
          </table:table-cell>
          <table:table-cell office:value-type="string">
            <text:p>'hat..nn.1'),</text:p>
          </table:table-cell>
          <table:table-cell office:value-type="string">
            <text:p>(u'ath',</text:p>
          </table:table-cell>
          <table:table-cell office:value-type="string">
            <text:p>u'haþ',</text:p>
          </table:table-cell>
          <table:table-cell office:value-type="string">
            <text:p>1.1,</text:p>
          </table:table-cell>
          <table:table-cell office:value-type="string">
            <text:p>u'haþ..nn.1')]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sus</text:p>
          </table:table-cell>
          <table:table-cell office:value-type="string">
            <text:p>(75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kom</text:p>
          </table:table-cell>
          <table:table-cell office:value-type="string">
            <text:p>(49,</text:p>
          </table:table-cell>
          <table:table-cell office:value-type="string">
            <text:p>(False,</text:p>
          </table:table-cell>
          <table:table-cell office:value-type="string">
            <text:p>(u'kom',</text:p>
          </table:table-cell>
          <table:table-cell office:value-type="string">
            <text:p>'kom..nn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vtaff</text:p>
          </table:table-cell>
          <table:table-cell office:value-type="string">
            <text:p>(5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galileam</text:p>
          </table:table-cell>
          <table:table-cell office:value-type="string">
            <text:p>(4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frå</text:p>
          </table:table-cell>
          <table:table-cell office:value-type="string">
            <text:p>(30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nazaret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 office:value-type="string">
            <text:p>X</text:p>
          </table:table-cell>
          <table:table-cell office:value-type="string">
            <text:p>wart</text:p>
          </table:table-cell>
          <table:table-cell office:value-type="string">
            <text:p>(10,</text:p>
          </table:table-cell>
          <table:table-cell office:value-type="string">
            <text:p>(True,</text:p>
          </table:table-cell>
          <table:table-cell office:value-type="string">
            <text:p>[(u'wart',</text:p>
          </table:table-cell>
          <table:table-cell office:value-type="string">
            <text:p>'vart',</text:p>
          </table:table-cell>
          <table:table-cell office:value-type="string">
            <text:p>0.1,</text:p>
          </table:table-cell>
          <table:table-cell office:value-type="string">
            <text:p>'vart..ab.1'),</text:p>
          </table:table-cell>
          <table:table-cell office:value-type="string">
            <text:p>(u'wart',</text:p>
          </table:table-cell>
          <table:table-cell office:value-type="string">
            <text:p>'varta',</text:p>
          </table:table-cell>
          <table:table-cell office:value-type="string">
            <text:p>1.1,</text:p>
          </table:table-cell>
          <table:table-cell office:value-type="string">
            <text:p>'varta..nn.1'),</text:p>
          </table:table-cell>
          <table:table-cell office:value-type="string">
            <text:p>(u'wart',</text:p>
          </table:table-cell>
          <table:table-cell office:value-type="string">
            <text:p>'hvart',</text:p>
          </table:table-cell>
          <table:table-cell office:value-type="string">
            <text:p>1.1,</text:p>
          </table:table-cell>
          <table:table-cell office:value-type="string">
            <text:p>'hvart..ab.2'),</text:p>
          </table:table-cell>
          <table:table-cell office:value-type="string">
            <text:p>(u'wart',</text:p>
          </table:table-cell>
          <table:table-cell office:value-type="string">
            <text:p>u'varþa',</text:p>
          </table:table-cell>
          <table:table-cell office:value-type="string">
            <text:p>1.2,</text:p>
          </table:table-cell>
          <table:table-cell office:value-type="string">
            <text:p>u'varþa..ab.3'),</text:p>
          </table:table-cell>
          <table:table-cell office:value-type="string">
            <text:p>(u'wart',</text:p>
          </table:table-cell>
          <table:table-cell office:value-type="string">
            <text:p>'vardha',</text:p>
          </table:table-cell>
          <table:table-cell office:value-type="string">
            <text:p>1.2,</text:p>
          </table:table-cell>
          <table:table-cell office:value-type="string">
            <text:p>'vardha..nn.1')]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öpt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aff</text:p>
          </table:table-cell>
          <table:table-cell office:value-type="string">
            <text:p>(60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a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(23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ne</text:p>
          </table:table-cell>
          <table:table-cell office:value-type="string">
            <text:p>(22,</text:p>
          </table:table-cell>
          <table:table-cell office:value-type="string">
            <text:p>(False,</text:p>
          </table:table-cell>
          <table:table-cell office:value-type="string">
            <text:p>(u'ne',</text:p>
          </table:table-cell>
          <table:table-cell office:value-type="string">
            <text:p>'ne..e.1')))</text:p>
          </table:table-cell>
          <table:table-cell table:number-columns-repeated="22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vthi</text:p>
          </table:table-cell>
          <table:table-cell office:value-type="string">
            <text:p>(79,</text:p>
          </table:table-cell>
          <table:table-cell office:value-type="string">
            <text:p>(True,</text:p>
          </table:table-cell>
          <table:table-cell office:value-type="string">
            <text:p>[(u'vthi',</text:p>
          </table:table-cell>
          <table:table-cell office:value-type="string">
            <text:p>'uti',</text:p>
          </table:table-cell>
          <table:table-cell office:value-type="string">
            <text:p>0.2,</text:p>
          </table:table-cell>
          <table:table-cell office:value-type="string">
            <text:p>'uti..ab.1'),</text:p>
          </table:table-cell>
          <table:table-cell office:value-type="string">
            <text:p>(u'vthi',</text:p>
          </table:table-cell>
          <table:table-cell office:value-type="string">
            <text:p>'ute',</text:p>
          </table:table-cell>
          <table:table-cell office:value-type="string">
            <text:p>0.8999999999999999,</text:p>
          </table:table-cell>
          <table:table-cell office:value-type="string">
            <text:p>'ute..ab.1')]))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rdans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floodh</text:p>
          </table:table-cell>
          <table:table-cell office:value-type="string">
            <text:p>(3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trax</text:p>
          </table:table-cell>
          <table:table-cell office:value-type="string">
            <text:p>(44,</text:p>
          </table:table-cell>
          <table:table-cell office:value-type="string">
            <text:p>(False,</text:p>
          </table:table-cell>
          <table:table-cell office:value-type="string">
            <text:p>(u'strax',</text:p>
          </table:table-cell>
          <table:table-cell office:value-type="string">
            <text:p>'strax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hå</text:p>
          </table:table-cell>
          <table:table-cell office:value-type="string">
            <text:p>(187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an</text:p>
          </table:table-cell>
          <table:table-cell office:value-type="string">
            <text:p>(402,</text:p>
          </table:table-cell>
          <table:table-cell office:value-type="string">
            <text:p>(False,</text:p>
          </table:table-cell>
          <table:table-cell office:value-type="string">
            <text:p>(u'han',</text:p>
          </table:table-cell>
          <table:table-cell office:value-type="string">
            <text:p>'han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teegh</text:p>
          </table:table-cell>
          <table:table-cell office:value-type="string">
            <text:p>(6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vpp</text:p>
          </table:table-cell>
          <table:table-cell office:value-type="string">
            <text:p>(40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vthwr</text:p>
          </table:table-cell>
          <table:table-cell office:value-type="string">
            <text:p>(10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watnet</text:p>
          </table:table-cell>
          <table:table-cell office:value-type="string">
            <text:p>(2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ågh</text:p>
          </table:table-cell>
          <table:table-cell office:value-type="string">
            <text:p>(25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an</text:p>
          </table:table-cell>
          <table:table-cell office:value-type="string">
            <text:p>(402,</text:p>
          </table:table-cell>
          <table:table-cell office:value-type="string">
            <text:p>(False,</text:p>
          </table:table-cell>
          <table:table-cell office:value-type="string">
            <text:p>(u'han',</text:p>
          </table:table-cell>
          <table:table-cell office:value-type="string">
            <text:p>'han..e.1'))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himblanar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ypnas</text:p>
          </table:table-cell>
          <table:table-cell office:value-type="string">
            <text:p>(1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,</text:p>
          </table:table-cell>
          <table:table-cell office:value-type="string">
            <text:p>(False,</text:p>
          </table:table-cell>
          <table:table-cell office:value-type="string">
            <text:p>None))</text:p>
          </table:table-cell>
          <table:table-cell table:number-columns-repeated="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J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7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1T10:55:15</meta:creation-date>
    <dc:date>2012-06-01T17:03:23</dc:date>
    <meta:editing-duration>PT5H9M59S</meta:editing-duration>
    <meta:editing-cycles>3</meta:editing-cycles>
    <meta:generator>LibreOffice/3.4$Linux LibreOffice_project/340m1$Build-402</meta:generator>
    <meta:document-statistic meta:table-count="3" meta:cell-count="1172" meta:object-count="0"/>
  </office:meta>
</office:document-meta>
</file>